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fo:background-color="#ffffff" style:font-size-asian="11pt" style:font-size-complex="11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Arial" fo:font-size="11pt" fo:font-style="italic" style:font-size-asian="11pt" style:font-style-asian="italic" style:font-size-complex="11pt"/>
    </style:style>
    <style:style style:name="P18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008000" style:font-name="Arial" fo:font-size="11pt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8.251cm"/>
        </style:tab-stops>
      </style:paragraph-properties>
      <style:text-properties fo:color="#008000" style:font-name="Arial" fo:font-size="11pt" style:font-size-asian="11pt" style:font-size-complex="11pt"/>
    </style:style>
    <style:style style:name="P21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8.251cm"/>
        </style:tab-stops>
      </style:paragraph-properties>
      <style:text-properties fo:color="#0000ff" style:font-name="Arial" fo:font-size="11pt" style:font-size-asian="11pt" style:font-size-complex="11pt"/>
    </style:style>
    <style:style style:name="P24" style:family="paragraph" style:parent-style-name="Standard">
      <style:text-properties fo:color="#ff0000" style:font-name="Arial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style:snap-to-layout-grid="false"/>
      <style:text-properties fo:color="#ff0000" style:font-name="Arial" fo:font-size="11pt" style:font-size-asian="11pt" style:font-size-complex="11pt"/>
    </style:style>
    <style:style style:name="P27" style:family="paragraph" style:parent-style-name="Standard">
      <style:text-properties fo:color="#ff0000" style:font-name="Arial" fo:font-size="11pt" fo:font-weight="bold" style:font-size-asian="11pt" style:font-weight-asian="bold" style:font-size-complex="11pt"/>
    </style:style>
    <style:style style:name="P28" style:family="paragraph" style:parent-style-name="Standard">
      <style:paragraph-properties fo:line-height="150%"/>
      <style:text-properties fo:color="#ff0000" style:font-name="Arial"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>
        <style:tab-stops>
          <style:tab-stop style:position="8.752cm"/>
        </style:tab-stops>
      </style:paragraph-properties>
      <style:text-properties fo:color="#000000" style:font-name="Arial" fo:font-size="11pt" style:font-size-asian="11pt" style:font-size-complex="11pt"/>
    </style:style>
    <style:style style:name="P30" style:family="paragraph" style:parent-style-name="Standard">
      <style:paragraph-properties fo:margin-left="0cm" fo:margin-right="2cm" fo:text-indent="0cm" style:auto-text-indent="false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0cm" fo:margin-right="2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0cm" fo:margin-right="2cm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34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1pt" style:font-size-asian="11pt" style:font-size-complex="11pt"/>
    </style:style>
    <style:style style:name="P38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Arial" fo:font-size="11pt" style:font-size-asian="11pt" style:font-size-complex="11pt"/>
    </style:style>
    <style:style style:name="P39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40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Arial" fo:font-size="11pt" fo:font-weight="bold" style:font-size-asian="11pt" style:font-weight-asian="bold" style:font-size-complex="11pt"/>
    </style:style>
    <style:style style:name="P41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Arial" fo:font-size="11pt" style:font-size-asian="11pt" style:font-size-complex="11pt"/>
    </style:style>
    <style:style style:name="P42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Arial" fo:font-size="11pt" style:font-size-asian="11pt" style:font-size-complex="11pt"/>
    </style:style>
    <style:style style:name="P44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6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48" style:family="paragraph" style:parent-style-name="Standard">
      <style:paragraph-properties fo:margin-left="0.25cm" fo:margin-right="11.748cm" fo:text-indent="0cm" style:auto-text-indent="false" fo:padding-left="0.141cm" fo:padding-right="0.141cm" fo:padding-top="0.106cm" fo:padding-bottom="0.106cm" fo:border="0.018cm solid #000000">
        <style:tab-stops>
          <style:tab-stop style:position="0.75cm"/>
        </style:tab-stops>
      </style:paragraph-properties>
      <style:text-properties style:font-name="Arial" fo:font-size="11pt" style:font-size-asian="11pt" style:font-size-complex="11pt"/>
    </style:style>
    <style:style style:name="P4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50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/>
    </style:style>
    <style:style style:name="T6" style:family="text">
      <style:text-properties fo:color="#008000"/>
    </style:style>
    <style:style style:name="T7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008000" fo:font-size="12pt" fo:font-weight="bold" style:font-size-asian="12pt" style:font-weight-asian="bold"/>
    </style:style>
    <style:style style:name="T9" style:family="text">
      <style:text-properties fo:color="#008000" fo:font-size="12pt" style:font-size-asian="12pt"/>
    </style:style>
    <style:style style:name="T10" style:family="text">
      <style:text-properties fo:color="#008000" fo:font-style="italic" fo:font-weight="bold" style:font-style-asian="italic" style:font-weight-asian="bold"/>
    </style:style>
    <style:style style:name="T11" style:family="text">
      <style:text-properties fo:color="#008000" fo:font-weight="bold" style:font-weight-asian="bold"/>
    </style:style>
    <style:style style:name="T12" style:family="text">
      <style:text-properties fo:color="#ff0000"/>
    </style:style>
    <style:style style:name="T13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4" style:family="text">
      <style:text-properties fo:color="#ff0000" fo:font-size="12pt" style:font-size-asian="12pt"/>
    </style:style>
    <style:style style:name="T15" style:family="text">
      <style:text-properties fo:color="#ff0000" fo:font-size="12pt" style:font-size-asian="12pt" style:font-size-complex="12pt"/>
    </style:style>
    <style:style style:name="T16" style:family="text">
      <style:text-properties fo:color="#ff0000" fo:font-size="12pt" fo:font-weight="bold" style:font-size-asian="12pt" style:font-weight-asian="bold"/>
    </style:style>
    <style:style style:name="T17" style:family="text">
      <style:text-properties fo:color="#ff0000" fo:font-style="italic" fo:font-weight="bold" style:font-style-asian="italic" style:font-weight-asian="bold"/>
    </style:style>
    <style:style style:name="T18" style:family="text">
      <style:text-properties fo:color="#ff0000" fo:font-weight="bold" style:font-weight-asian="bold"/>
    </style:style>
    <style:style style:name="T19" style:family="text">
      <style:text-properties fo:color="#0000ff"/>
    </style:style>
    <style:style style:name="T20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21" style:family="text">
      <style:text-properties fo:color="#0000ff" fo:font-size="12pt" style:font-size-asian="12pt"/>
    </style:style>
    <style:style style:name="T22" style:family="text">
      <style:text-properties fo:color="#0000ff" fo:font-size="12pt" fo:font-weight="bold" style:font-size-asian="12pt" style:font-weight-asian="bold"/>
    </style:style>
    <style:style style:name="T23" style:family="text">
      <style:text-properties fo:color="#0000ff" fo:font-style="italic" fo:font-weight="bold" style:font-style-asian="italic" style:font-weight-asian="bold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26" style:family="text">
      <style:text-properties fo:color="#cc9900" style:font-name="Tahoma" fo:font-size="9pt" style:font-size-asian="9pt" style:font-name-complex="Tahoma" style:font-size-complex="9pt"/>
    </style:style>
    <style:style style:name="T27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28" style:family="text">
      <style:text-properties fo:color="#cc9900" fo:font-size="9pt" style:font-size-asian="9pt" style:font-name-complex="Tahoma" style:font-size-complex="9pt"/>
    </style:style>
    <style:style style:name="T29" style:family="text">
      <style:text-properties fo:color="#cc9900" style:text-underline-style="solid" style:text-underline-width="auto" style:text-underline-color="font-color" style:font-name-complex="Tahoma"/>
    </style:style>
    <style:style style:name="T30" style:family="text">
      <style:text-properties fo:color="#cc9900" style:font-name-complex="Tahoma"/>
    </style:style>
    <style:style style:name="T31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2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3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4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35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6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name-asian="Courier New1" style:font-weight-asian="bold" style:font-name-complex="Courier New1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font-style="italic" style:font-style-asian="italic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aseACocher1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7">%#include </text:span><text:span text:style-name="T38">enTetesDecisionRFM</text:span><text:span text:style-name="T37">#%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pan text:style-name="T29">A adresser à</text:span><text:span text:style-name="T30"> :</text:span></text:p>
            <text:p text:style-name="P9"><text:span text:style-name="T30">pour </text:span><text:span text:style-name="T10">CCVD</text:span><text:span text:style-name="T30"> + </text:span><text:span text:style-name="T23">SAS Lsne</text:span></text:p>
          </table:table-cell>
          <table:table-cell table:style-name="Table1.B1" office:value-type="string">
            <text:p text:style-name="P19">Monsieur</text:p>
            <text:p text:style-name="P22">Carlos Madrid</text:p>
            <text:p text:style-name="P18">Médecin-dentiste conseil de</text:p>
            <text:p text:style-name="P22">l’Administration Cantonale Vaudoise</text:p>
            <text:p text:style-name="P18">Route de Berne 52</text:p>
            <text:p text:style-name="P22">1010 Lausanne</text:p>
          </table:table-cell>
        </table:table-row>
        <table:table-row table:style-name="Table1.1">
          <table:table-cell table:style-name="Table1.A1" office:value-type="string">
            <text:p text:style-name="P12"><text:span text:style-name="T29">A adresser à</text:span><text:span text:style-name="T30"> :</text:span></text:p>
            <text:p text:style-name="P9"><text:span text:style-name="T30">pour </text:span><text:span text:style-name="T17">CCJU</text:span></text:p>
          </table:table-cell>
          <table:table-cell table:style-name="Table1.B1" office:value-type="string">
            <text:p text:style-name="P26">Monsieur</text:p>
            <text:p text:style-name="P25">Christian Mischler</text:p>
            <text:p text:style-name="P25">Médecin-dentiste conseil</text:p>
            <text:p text:style-name="P25">CM Clinique Dentaire</text:p>
            <text:p text:style-name="P25">St-Randoald 2</text:p>
            <text:p text:style-name="P25">2852 Courtételle</text:p>
          </table:table-cell>
        </table:table-row>
      </table:table>
      <text:p text:style-name="P10"/>
      <text:p text:style-name="P10"/>
      <text:p text:style-name="P10">%=DOSSIER=%<text:bookmark-start text:name="OLE_LINK3"/><text:tab/><text:bookmark-end text:name="OLE_LINK3"/><text:bookmark text:name="dossier"/><text:bookmark text:name="OLE_LINK4"/></text:p>
      <text:p text:style-name="P31">%=NSS=%<text:tab/><text:bookmark text:name="AVS"/><text:bookmark text:name="OLE_LINK5"/></text:p>
      <text:p text:style-name="P2"/>
      <text:p text:style-name="P2"/>
      <text:p text:style-name="P34">%=NOTE=%</text:p>
      <text:p text:style-name="P1"/>
      <text:p text:style-name="P1"/>
      <text:p text:style-name="P1">%=DENTISTE=%</text:p>
      <text:p text:style-name="P3"/>
      <text:p text:style-name="P7">%=DATE_HONORAIRE=%<text:tab/>%=MONTANT=%</text:p>
      <text:p text:style-name="P4"/>
      <text:p text:style-name="P4"/>
      <text:p text:style-name="P4">%=TITRE=%</text:p>
      <text:p text:style-name="P4"/>
      <text:p text:style-name="P6">%=NOTE_HONORAIRE=%</text:p>
      <text:p text:style-name="P4"/>
      <text:p text:style-name="P5">%=URGENT=%</text:p>
      <text:p text:style-name="P4"/>
      <text:p text:style-name="P4">%=ENVOI=%</text:p>
      <text:p text:style-name="P4"/>
      <text:p text:style-name="P4">%=SALUTATIONS=%</text:p>
      <text:p text:style-name="P32"/>
      <text:p text:style-name="P32"/>
      <text:p text:style-name="P49"><text:tab/><text:span text:style-name="T35">%#</text:span><text:span text:style-name="T36">include <text:s/>signatureRFM</text:span><text:span text:style-name="T35">#%</text:span></text:p>
      <text:p text:style-name="P33"/>
      <text:p text:style-name="P30"><text:span text:style-name="T39">Annexe</text:span> : mentionnée</text:p>
      <text:p text:style-name="P35"><text:span text:style-name="T11">Dr Carlos Madrid</text:span><text:tab/><text:span text:style-name="T6">L</text:span><text:span text:style-name="T19">a</text:span><text:span text:style-name="T6">u</text:span><text:span text:style-name="T19">s</text:span><text:span text:style-name="T6">a</text:span><text:span text:style-name="T19">n</text:span><text:span text:style-name="T6">n</text:span><text:span text:style-name="T19">e</text:span><text:span text:style-name="T6">, </text:span><text:span text:style-name="T19">l</text:span><text:span text:style-name="T6">e </text:span></text:p>
      <text:p text:style-name="P13"><text:span text:style-name="T19">Médecin-dentiste conseil de<text:tab/></text:span><text:span text:style-name="T12">Courtételle</text:span><text:span text:style-name="T12">, le </text:span></text:p>
      <text:p text:style-name="P20">l’Administration Cantonale Vaudoise</text:p>
      <text:p text:style-name="P23">Route de Berne 52</text:p>
      <text:p text:style-name="P21">1010 Lausanne</text:p>
      <text:p text:style-name="P27">Dr Christian Mischler</text:p>
      <text:p text:style-name="P24">Médecin-dentiste conseil</text:p>
      <text:p text:style-name="P24">CM Clinique Dentaire</text:p>
      <text:p text:style-name="P24">St-Randoald 2</text:p>
      <text:p text:style-name="P28">2852 Courtételle</text:p>
      <text:p text:style-name="P36"><text:tab/>Caisse cantonale vaudoise</text:p>
      <text:p text:style-name="P36"><text:tab/>de compensation</text:p>
      <text:p text:style-name="P36"><text:tab/>Service des PC</text:p>
      <text:p text:style-name="P36"><text:tab/>Case postale 55</text:p>
      <text:p text:style-name="P36"><text:tab/>1815 Clarens</text:p>
      <text:p text:style-name="P37"/>
      <text:p text:style-name="P38"><text:span text:style-name="T37"><text:tab/></text:span><text:span text:style-name="T18">Caisse de compensation du Jura</text:span></text:p>
      <text:p text:style-name="P39"><text:tab/>Service des prestations</text:p>
      <text:p text:style-name="P39"><text:tab/>Rue Bel-Air 3</text:p>
      <text:p text:style-name="P39"><text:tab/>2350 Saignelégier</text:p>
      <text:p text:style-name="P37"/>
      <text:p text:style-name="P38"><text:span text:style-name="T37"><text:tab/></text:span><text:span text:style-name="T24">Agence communale</text:span></text:p>
      <text:p text:style-name="P40"><text:tab/>d'assurances sociales</text:p>
      <text:p text:style-name="P40"><text:tab/>Bureau des PC</text:p>
      <text:p text:style-name="P40"><text:tab/>Case postale 5032</text:p>
      <text:p text:style-name="P40"><text:tab/>1002 Lausanne</text:p>
      <text:p text:style-name="P14"/>
      <text:p text:style-name="P10">%=DOSSIER=%<text:bookmark-start text:name="OLE_LINK31"/><text:tab/><text:bookmark-end text:name="OLE_LINK31"/><text:bookmark text:name="dossier1"/><text:bookmark text:name="OLE_LINK41"/></text:p>
      <text:p text:style-name="P15">%=NSS=%<text:tab/></text:p>
      <text:p text:style-name="P14"/>
      <text:p text:style-name="P14"/>
      <text:p text:style-name="P14"/>
      <text:p text:style-name="P11">%=TITRE=%</text:p>
      <text:p text:style-name="P11"/>
      <text:p text:style-name="P10">%=INFORME=%</text:p>
      <text:p text:style-name="P42"/>
      <text:p text:style-name="P41"><text:bookmark-start text:name="CaseACocher1"/><draw:control text:anchor-type="as-char" draw:z-index="0" draw:style-name="gr1" draw:text-style-name="P50" svg:width="0.318cm" svg:height="0.318cm" draw:control="control1"/><text:bookmark-end text:name="CaseACocher1"/><text:tab/>%=PAS_CONTACTE=%</text:p>
      <text:p text:style-name="P41"/>
      <text:p text:style-name="P41"><text:span text:style-name="T12"><draw:control text:anchor-type="as-char" draw:z-index="1" draw:style-name="gr1" draw:text-style-name="P50" svg:width="0.318cm" svg:height="0.318cm" draw:control="control2"/></text:span><text:span text:style-name="T12"><text:tab/>%=CONTACTE_DATE=%</text:span></text:p>
      <text:p text:style-name="P43"/>
      <text:p text:style-name="P41"><draw:control text:anchor-type="as-char" draw:z-index="2" draw:style-name="gr1" draw:text-style-name="P50" svg:width="0.318cm" svg:height="0.318cm" draw:control="control3"/><text:tab/>%=CONTACTE_SOLUTION=%</text:p>
      <text:p text:style-name="P44"/>
      <text:p text:style-name="P44"><text:tab/><draw:control text:anchor-type="as-char" draw:z-index="3" draw:style-name="gr1" draw:text-style-name="P50" svg:width="0.318cm" svg:height="0.318cm" draw:control="control4"/><text:tab/>%=NOTE_CORRECTE=%</text:p>
      <text:p text:style-name="P44"/>
      <text:p text:style-name="P44"><text:tab/><draw:control text:anchor-type="as-char" draw:z-index="4" draw:style-name="gr1" draw:text-style-name="P50" svg:width="0.318cm" svg:height="0.318cm" draw:control="control5"/><text:tab/>%=RAMENE=%</text:p>
      <text:p text:style-name="P44"/>
      <text:p text:style-name="P45">%=FR=%</text:p>
      <text:p text:style-name="P44"><text:tab/><draw:control text:anchor-type="as-char" draw:z-index="6" draw:style-name="gr1" draw:text-style-name="P50" svg:width="0.318cm" svg:height="0.318cm" draw:control="control7"/><text:tab/>%=TRAIT=%</text:p>
      <text:p text:style-name="P44"/>
      <text:p text:style-name="P44"><text:tab/><draw:control text:anchor-type="as-char" draw:z-index="5" draw:style-name="gr1" draw:text-style-name="P50" svg:width="0.318cm" svg:height="0.318cm" draw:control="control6"/><text:tab/>%=TRAITEMENT=%<text:span text:style-name="T40">%=SEA=%</text:span>%=LOI=%<text:span text:style-name="T40">%=SA=%</text:span> %=RESTE_MONTANT=%</text:p>
      <text:p text:style-name="P44"/>
      <text:p text:style-name="P46">%=FR=%</text:p>
      <text:p text:style-name="P44"/>
      <text:p text:style-name="P47">%=DETAILS=%</text:p>
      <text:p text:style-name="P16"/>
      <text:p text:style-name="P17"/>
      <text:p text:style-name="P29">%=MONTANT_HONORAIRE=%</text:p>
      <text:p text:style-name="P44"/>
      <text:p text:style-name="P48"><text:soft-page-break/>Fr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21T08:09:00</meta:creation-date>
    <dc:date>2014-06-30T10:30:04.54</dc:date>
    <meta:print-date>2009-07-21T14:47:00</meta:print-date>
    <meta:editing-cycles>34</meta:editing-cycles>
    <meta:editing-duration>PT1H32M26S</meta:editing-duration>
    <meta:document-statistic meta:table-count="1" meta:image-count="0" meta:object-count="0" meta:page-count="3" meta:paragraph-count="69" meta:word-count="146" meta:character-count="1214"/>
    <meta:user-defined meta:name="Info 1"/>
    <meta:user-defined meta:name="Info 2"/>
    <meta:user-defined meta:name="Info 3"/>
    <meta:user-defined meta:name="Info 4"/>
    <meta:user-defined meta:name="_AdHocReviewCycleID" meta:value-type="string">326183538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